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6cm" draw:marker-end-width="0.356cm" draw:fill="solid" draw:fill-color="#729fcf" draw:textarea-horizontal-align="justify" draw:textarea-vertical-align="middle" draw:auto-grow-height="false" fo:min-height="0.953cm" fo:min-width="0.256cm" fo:padding-top="0.176cm" fo:padding-bottom="0.176cm" fo:padding-left="0.301cm" fo:padding-right="0.301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5" style:family="graphic" style:parent-style-name="standard">
      <style:graphic-properties svg:stroke-width="0.102cm" draw:marker-start-width="0.356cm" draw:marker-end-width="0.356cm" draw:fill="solid" draw:fill-color="#729fcf" draw:textarea-horizontal-align="justify" draw:textarea-vertical-align="middle" draw:auto-grow-height="false" fo:min-height="0.953cm" fo:min-width="4.564cm" fo:padding-top="0.176cm" fo:padding-bottom="0.176cm" fo:padding-left="0.301cm" fo:padding-right="0.301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2cm" draw:marker-start-width="0.356cm" draw:marker-end-width="0.356cm" draw:fill="solid" draw:fill-color="#729fcf" draw:textarea-horizontal-align="justify" draw:textarea-vertical-align="middle" draw:auto-grow-height="false" fo:min-height="0.953cm" fo:min-width="1.043cm" fo:padding-top="0.176cm" fo:padding-bottom="0.176cm" fo:padding-left="0.301cm" fo:padding-right="0.301cm" loext:decorative="false"/>
    </style:style>
    <style:style style:name="gr7" style:family="graphic" style:parent-style-name="standard">
      <style:graphic-properties svg:stroke-width="0.102cm" draw:marker-start-width="0.356cm" draw:marker-end-width="0.356cm" draw:fill="solid" draw:fill-color="#729fcf" draw:textarea-horizontal-align="justify" draw:textarea-vertical-align="middle" draw:auto-grow-height="false" fo:min-height="0.953cm" fo:min-width="2.08cm" fo:padding-top="0.176cm" fo:padding-bottom="0.176cm" fo:padding-left="0.301cm" fo:padding-right="0.301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2cm" draw:marker-start-width="0.356cm" draw:marker-end-width="0.356cm" draw:fill="solid" draw:fill-color="#729fcf" draw:textarea-horizontal-align="justify" draw:textarea-vertical-align="middle" draw:auto-grow-height="false" fo:min-height="0.953cm" fo:min-width="3.349cm" fo:padding-top="0.176cm" fo:padding-bottom="0.176cm" fo:padding-left="0.301cm" fo:padding-right="0.301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02cm" draw:marker-start-width="0.356cm" draw:marker-end-width="0.356cm" draw:fill="solid" draw:fill-color="#729fcf" draw:textarea-horizontal-align="justify" draw:textarea-vertical-align="middle" draw:auto-grow-height="false" fo:min-height="0.953cm" fo:min-width="2.455cm" fo:padding-top="0.176cm" fo:padding-bottom="0.176cm" fo:padding-left="0.301cm" fo:padding-right="0.30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40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 loext:decorative="false"/>
      <style:paragraph-properties style:writing-mode="lr-tb"/>
    </style:style>
    <style:style style:name="gr14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1.174cm" fo:min-width="26.801cm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334cm" loext:decorative="false"/>
      <style:paragraph-properties style:writing-mode="lr-tb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 style:writing-mode="lr-tb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858cm" svg:height="1.305cm" svg:x="1.43cm" svg:y="4.2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36cm" svg:height="0.962cm" svg:x="1.226cm" svg:y="8.101cm">
          <draw:text-box>
            <text:p>handlers</text:p>
          </draw:text-box>
        </draw:frame>
        <draw:frame draw:style-name="gr3" draw:text-style-name="P2" draw:layer="layout" svg:width="1.522cm" svg:height="0.962cm" svg:x="2.189cm" svg:y="6.496cm">
          <draw:text-box>
            <text:p>IDT</text:p>
          </draw:text-box>
        </draw:frame>
        <draw:frame draw:style-name="gr4" draw:text-style-name="P2" draw:layer="layout" svg:width="1.84cm" svg:height="0.962cm" svg:x="2.648cm" svg:y="7.307cm">
          <draw:text-box>
            <text:p>GDT</text:p>
          </draw:text-box>
        </draw:frame>
        <draw:custom-shape draw:style-name="gr5" draw:text-style-name="P4" draw:layer="layout" svg:width="5.166cm" svg:height="1.305cm" svg:x="13.408cm" svg:y="4.233cm">
          <text:p text:style-name="P3">Man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58cm" svg:height="1.305cm" svg:x="2.23cm" svg:y="4.2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58cm" svg:height="1.305cm" svg:x="3.03cm" svg:y="4.2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45cm" svg:height="1.305cm" svg:x="6.632cm" svg:y="4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682cm" svg:height="1.305cm" svg:x="18.574cm" svg:y="4.233cm">
          <text:p text:style-name="P3">P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951cm" svg:height="1.305cm" svg:x="21.277cm" svg:y="4.232cm">
          <text:p text:style-name="P3">Gest. Mém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057cm" svg:height="1.305cm" svg:x="25.643cm" svg:y="4.233cm">
          <text:p text:style-name="P3">BI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129cm" svg:height="0.962cm" svg:x="25.083cm" svg:y="2.484cm">
          <draw:text-box>
            <text:p>0x80000</text:p>
          </draw:text-box>
        </draw:frame>
        <draw:frame draw:style-name="gr11" draw:text-style-name="P6" draw:layer="layout" svg:width="2.174cm" svg:height="0.725cm" svg:x="6.375cm" svg:y="3.112cm">
          <draw:text-box>
            <text:p text:style-name="P5"><text:span text:style-name="T1">0x7C00</text:span></text:p>
          </draw:text-box>
        </draw:frame>
        <draw:custom-shape draw:style-name="gr6" draw:text-style-name="P1" draw:layer="layout" svg:width="1.645cm" svg:height="1.305cm" svg:x="8.295cm" svg:y="4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3.643cm" svg:height="0.962cm" svg:x="5.987cm" svg:y="7.205cm">
          <draw:text-box>
            <text:p>BootSector</text:p>
          </draw:text-box>
        </draw:frame>
        <draw:frame draw:style-name="gr13" draw:text-style-name="P2" draw:layer="layout" svg:width="2.335cm" svg:height="0.962cm" svg:x="8.239cm" svg:y="6.15cm">
          <draw:text-box>
            <text:p>GRUB</text:p>
          </draw:text-box>
        </draw:frame>
        <draw:custom-shape draw:style-name="gr14" draw:text-style-name="P7" draw:layer="layout" svg:width="27.301cm" svg:height="1.424cm" svg:x="1.399cm" svg:y="4.173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167cm" svg:height="0.725cm" svg:x="7.927cm" svg:y="2.247cm">
          <draw:text-box>
            <text:p text:style-name="P5"><text:span text:style-name="T1">0x8000</text:span></text:p>
          </draw:text-box>
        </draw:frame>
        <draw:line draw:style-name="gr16" draw:text-style-name="P7" draw:layer="layout" svg:x1="7.614cm" svg:y1="3.74cm" svg:x2="7.614cm" svg:y2="4.223cm">
          <text:p/>
        </draw:line>
        <draw:line draw:style-name="gr16" draw:text-style-name="P7" draw:layer="layout" svg:x1="8.303cm" svg:y1="2.833cm" svg:x2="8.305cm" svg:y2="4.148cm">
          <text:p/>
        </draw:line>
        <draw:line draw:style-name="gr16" draw:text-style-name="P7" draw:layer="layout" svg:x1="13.421cm" svg:y1="3.701cm" svg:x2="13.421cm" svg:y2="4.184cm">
          <text:p/>
        </draw:line>
        <draw:frame draw:style-name="gr15" draw:text-style-name="P6" draw:layer="layout" svg:width="2.167cm" svg:height="0.725cm" svg:x="12.836cm" svg:y="2.896cm">
          <draw:text-box>
            <text:p text:style-name="P5"><text:span text:style-name="T1">0x10000</text:span></text:p>
          </draw:text-box>
        </draw:frame>
        <draw:line draw:style-name="gr17" draw:text-style-name="P7" draw:layer="layout" svg:x1="2.434cm" svg:y1="8.229cm" svg:x2="1.839cm" svg:y2="5.676cm">
          <text:p/>
        </draw:line>
        <draw:line draw:style-name="gr18" draw:text-style-name="P7" draw:layer="layout" svg:x1="2.738cm" svg:y1="6.906cm" svg:x2="2.633cm" svg:y2="5.649cm">
          <text:p/>
        </draw:line>
        <draw:line draw:style-name="gr19" draw:text-style-name="P7" draw:layer="layout" svg:x1="3.545cm" svg:y1="7.422cm" svg:x2="3.506cm" svg:y2="5.702cm">
          <text:p/>
        </draw:line>
        <draw:line draw:style-name="gr20" draw:text-style-name="P7" draw:layer="layout" svg:x1="7.342cm" svg:y1="7.184cm" svg:x2="7.382cm" svg:y2="5.67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08:33:51.865908563</meta:creation-date>
    <dc:date>2026-04-18T17:01:58.954009389</dc:date>
    <meta:editing-duration>PT13M49S</meta:editing-duration>
    <meta:editing-cycles>2</meta:editing-cycles>
    <meta:generator>LibreOffice/24.2.7.2$Linux_X86_64 LibreOffice_project/420$Build-2</meta:generator>
    <meta:document-statistic meta:object-count="26"/>
  </office:meta>
</office:document-meta>
</file>